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 a 300-500 word reflection about your experience with this module. <text:s/>Some things you may want to address include:</text:p>
      <text:p text:style-name="Standard"/>
      <text:p text:style-name="Standard">What did you discover in this module?</text:p>
      <text:p text:style-name="Standard"/>
      <text:p text:style-name="Standard">What was easy about this module?</text:p>
      <text:p text:style-name="Standard"/>
      <text:p text:style-name="Standard">What was hard about this module?</text:p>
      <text:p text:style-name="Standard">How did you overcome challenges?</text:p>
      <text:p text:style-name="Standard">What would you do differently if you were to restart this module?</text:p>
      <text:p text:style-name="Standard"/>
      <text:p text:style-name="Standard">Did you study by yourself/with a study buddy/with a tutor?</text:p>
      <text:p text:style-name="Standard">How did this work out for you?</text:p>
      <text:p text:style-name="Standard"/>
      <text:p text:style-name="Standard">What other questions do you have about this module?</text:p>
      <text:p text:style-name="Standard"/>
      <text:p text:style-name="Standard">Did you have a plan for studying?</text:p>
      <text:p text:style-name="Standard">What changes to your study habits can help you?</text:p>
      <text:p text:style-name="Standard"/>
      <text:p text:style-name="Standard"/>
      <text:p text:style-name="Standard">The content for this module was the most technically challenging so-far in this course. Figuring out how to compartmentalize instance variables and only rely on constructors, getters, and setters took me and my project partner a few hours to work out. However, now that we've gotten through the process of figuring out best practices for class inheritance, I believe that applying this template to future work in Java shouldn't be too hard. Otherwise, the content in this module wasn't too difficult to understand and was mostly review from CISC 190.</text:p>
      <text:p text:style-name="Standard">One issue I did have with this module was with the professor's insistence that we label all is-a and has-a relationships. I get that it shows knowledge of what they are, but unlike typical javadoc comments detailing class and method purpose, I'm having a hard time figuring out how to comment these in a readable way that doesn't seem self-evident.. Right now, my comments looks like “// [Has-A] Book has a Page”. Is there another way to do this that is more intuitive? Is there a way to implement class relationship documentation into javadoc explicitly?</text:p>
      <text:p text:style-name="Standard">This module was the first project I completed with a partner for this course. I decided to seek out a project partner so I would have to do maybe a little less work and so I could brush up on my git skills. Overall, having a partner actually ended up being the same amount of work as without one, but my git skills have been brushed up. We plan to work together on future coding challen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a Steiner</meta:initial-creator>
    <meta:creation-date>2022-03-02T14:40:27.37</meta:creation-date>
    <dc:date>2022-03-02T16:12:19.80</dc:date>
    <dc:creator>Alexandra Steiner</dc:creator>
    <meta:editing-duration>PT1H31M52S</meta:editing-duration>
    <meta:editing-cycles>3</meta:editing-cycles>
    <meta:generator>OpenOffice/4.1.8$Win32 OpenOffice.org_project/418m3$Build-9803</meta:generator>
    <meta:document-statistic meta:table-count="0" meta:image-count="0" meta:object-count="0" meta:page-count="1" meta:paragraph-count="14" meta:word-count="358" meta:character-count="2029"/>
  </office:meta>
</office:document-meta>
</file>